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3200000025855922846.png" manifest:media-type="image/png"/>
  <manifest:file-entry manifest:full-path="Pictures/10000201000006AB0000036BDAEA584D.png" manifest:media-type="image/png"/>
  <manifest:file-entry manifest:full-path="Pictures/10000201000006AB0000036B06F7B6EC.png" manifest:media-type="image/png"/>
  <manifest:file-entry manifest:full-path="Pictures/100002010000055200000296B92635D3.png" manifest:media-type="image/png"/>
  <manifest:file-entry manifest:full-path="Pictures/10000000000000F80000006745F867EA.png" manifest:media-type="image/png"/>
  <manifest:file-entry manifest:full-path="Pictures/1000000000000CC0000009903D570C04.jpg" manifest:media-type="image/jpeg"/>
  <manifest:file-entry manifest:full-path="Pictures/10000201000006AB0000036BE93C6018.png" manifest:media-type="image/png"/>
  <manifest:file-entry manifest:full-path="Pictures/10000201000005550000029BA2656F8D.png" manifest:media-type="image/png"/>
  <manifest:file-entry manifest:full-path="Pictures/10000201000005550000029B6856C4EF.png" manifest:media-type="image/png"/>
  <manifest:file-entry manifest:full-path="Pictures/10000201000006AB0000036BA4C88A80.png" manifest:media-type="image/png"/>
  <manifest:file-entry manifest:full-path="Pictures/100000000000032000000258C946E05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203cm" svg:stroke-color="#333333" draw:marker-start-width="0.508cm" draw:marker-end-width="0.508cm" draw:fill="solid" draw:fill-color="#b3b3b3" draw:fill-gradient-name="Gradient_20_7" draw:textarea-horizontal-align="justify" draw:textarea-vertical-align="middle" draw:auto-grow-height="false" fo:padding-top="0.226cm" fo:padding-bottom="0.226cm" fo:padding-left="0.351cm" fo:padding-right="0.351cm" draw:shadow="visible" draw:shadow-offset-x="0.356cm" draw:shadow-offset-y="0.356cm" draw:shadow-opacity="70%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 draw:shadow="visible" draw:shadow-offset-x="0.203cm" draw:shadow-offset-y="0.203cm" draw:shadow-opacity="70%"/>
    </style:style>
    <style:style style:name="gr4" style:family="graphic" style:parent-style-name="standard">
      <style:graphic-properties draw:fill="gradient" draw:fill-color="#cfe7e5" draw:fill-gradient-name="Blue-ish" draw:textarea-horizontal-align="left" draw:textarea-vertical-align="top" draw:auto-grow-height="false" fo:padding-top="0.508cm" fo:padding-left="0.508cm" fo:wrap-option="wrap" draw:shadow="visible" draw:shadow-offset-x="0.356cm" draw:shadow-offset-y="0.356cm" draw:shadow-color="#808080" draw:shadow-opacity="70%"/>
    </style:style>
    <style:style style:name="gr5" style:family="graphic" style:parent-style-name="standard">
      <style:graphic-properties draw:stroke="none" draw:fill="none" draw:textarea-horizontal-align="center" draw:textarea-vertical-align="middle" draw:shadow="visible" draw:shadow-offset-x="0.254cm" draw:shadow-offset-y="0.254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778cm"/>
    </style:style>
    <style:style style:name="gr7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1.738cm, 6.585cm, 4.738cm, 7.18cm)" draw:image-opacity="100%" style:mirror="none"/>
    </style:style>
    <style:style style:name="gr9" style:family="graphic" style:parent-style-name="standard">
      <style:graphic-properties svg:stroke-width="0.457cm" svg:stroke-color="#333333" draw:marker-start-width="0.889cm" draw:marker-end-width="0.889cm" svg:stroke-opacity="90%" draw:fill-color="#ffffff" draw:textarea-horizontal-align="justify" draw:textarea-vertical-align="middle" draw:auto-grow-height="false" fo:padding-top="0.353cm" fo:padding-bottom="0.353cm" fo:padding-left="0.478cm" fo:padding-right="0.478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solid" svg:stroke-width="0.254cm" svg:stroke-color="#333333" draw:marker-start-width="0.584cm" draw:marker-end-width="0.584cm" svg:stroke-opacity="90%" draw:fill="none" draw:textarea-horizontal-align="center" draw:textarea-vertical-align="middle" draw:color-mode="standard" draw:luminance="0%" draw:contrast="0%" draw:gamma="100%" draw:red="0%" draw:green="0%" draw:blue="0%" fo:clip="rect(0cm, 11.225cm, 0cm, 11.049cm)" draw:image-opacity="100%" style:mirror="none"/>
    </style:style>
    <style:style style:name="gr13" style:family="graphic" style:parent-style-name="standard">
      <style:graphic-properties draw:stroke="solid" svg:stroke-width="0.254cm" svg:stroke-color="#333333" draw:marker-start-width="0.584cm" draw:marker-end-width="0.584cm" svg:stroke-opacity="90%" draw:fill="none" draw:textarea-horizontal-align="center" draw:textarea-vertical-align="middle" draw:color-mode="standard" draw:luminance="0%" draw:contrast="0%" draw:gamma="100%" draw:red="0%" draw:green="0%" draw:blue="0%" fo:clip="rect(0cm, 9.574cm, 0cm, 9.144cm)" draw:image-opacity="100%" style:mirror="none"/>
    </style:style>
    <style:style style:name="gr14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0cm, 5.865cm, 0cm, 14.383cm)" draw:image-opacity="100%" style:mirror="none"/>
    </style:style>
    <style:style style:name="gr15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color-mode="standard" draw:luminance="0%" draw:contrast="0%" draw:gamma="100%" draw:red="0%" draw:green="0%" draw:blue="0%" fo:clip="rect(1.911cm, 9.624cm, 0cm, 9.159cm)" draw:image-opacity="100%" style:mirror="none"/>
    </style:style>
    <style:style style:name="gr16" style:family="graphic" style:parent-style-name="standard">
      <style:graphic-properties draw:stroke="solid" svg:stroke-width="0.254cm" svg:stroke-color="#333333" draw:marker-start-width="0.584cm" draw:marker-end-width="0.584cm" svg:stroke-opacity="90%" draw:fill="none" draw:textarea-horizontal-align="center" draw:textarea-vertical-align="middle" draw:color-mode="standard" draw:luminance="0%" draw:contrast="0%" draw:gamma="100%" draw:red="0%" draw:green="0%" draw:blue="0%" fo:clip="rect(0.74cm, 9.508cm, 1.164cm, 10.565cm)" draw:image-opacity="100%" style:mirror="none"/>
    </style:style>
    <style:style style:name="gr17" style:family="graphic" style:parent-style-name="standard">
      <style:graphic-properties draw:stroke="solid" svg:stroke-width="0.457cm" svg:stroke-color="#333333" draw:marker-start-width="0.889cm" draw:marker-end-width="0.889cm" svg:stroke-opacity="90%" draw:fill="none" draw:textarea-horizontal-align="center" draw:textarea-vertical-align="middle" draw:shadow="hidden" draw:shadow-offset-x="0.203cm" draw:shadow-offset-y="0.203cm" draw:color-mode="standard" draw:luminance="0%" draw:contrast="0%" draw:gamma="100%" draw:red="0%" draw:green="0%" draw:blue="0%" fo:clip="rect(0cm, 9.283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roid Serif'" style:font-family-generic="roman" style:font-pitch="variabl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Georgia" style:font-family-generic="roman" style:font-pitch="variable" fo:font-size="40pt" style:font-size-asian="40pt" style:font-size-complex="40pt"/>
    </style:style>
    <style:style style:name="P5" style:family="paragraph">
      <style:paragraph-properties fo:text-align="center"/>
      <style:text-properties fo:font-family="Georgia" style:font-family-generic="roman" style:font-pitch="variable" fo:font-size="32pt" style:font-size-asian="32pt" style:font-size-complex="32pt"/>
    </style:style>
    <style:style style:name="P6" style:family="paragraph">
      <style:text-properties fo:font-family="Georgia" style:font-family-generic="roman" style:font-pitch="variable" fo:font-size="32pt" style:font-size-asian="32pt" style:font-size-complex="32pt"/>
    </style:style>
    <style:style style:name="P7" style:family="paragraph">
      <style:text-properties fo:font-family="Georgia" style:font-family-generic="roman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font-family="'Droid Serif'" style:font-family-generic="roman" style:font-pitch="variable" fo:font-size="88pt" style:font-size-asian="88pt" style:font-size-complex="88pt"/>
    </style:style>
    <style:style style:name="P9" style:family="paragraph">
      <style:paragraph-properties fo:text-align="center"/>
      <style:text-properties fo:font-family="'Droid Serif'" style:font-family-generic="roman" style:font-pitch="variable" fo:font-size="94pt" style:font-size-asian="94pt" style:font-size-complex="94pt"/>
    </style:style>
    <style:style style:name="T1" style:family="text">
      <style:text-properties fo:font-family="'Droid Serif'" style:font-family-generic="roman" style:font-pitch="variable" fo:font-size="96pt" style:font-size-asian="96pt" style:font-size-complex="96pt"/>
    </style:style>
    <style:style style:name="T2" style:family="text">
      <style:text-properties fo:font-family="'Droid Serif'" style:font-family-generic="roman" style:font-pitch="variable" fo:font-size="60pt" style:font-size-asian="60pt" style:font-size-complex="60pt"/>
    </style:style>
    <style:style style:name="T3" style:family="text">
      <style:text-properties fo:font-family="Georgia" style:font-family-generic="roman" style:font-pitch="variable" fo:font-size="40pt" style:font-size-asian="40pt" style:font-size-complex="40pt"/>
    </style:style>
    <style:style style:name="T4" style:family="text">
      <style:text-properties fo:font-family="Georgia" style:font-family-generic="roman" style:font-pitch="variable" fo:font-size="32pt" style:font-size-asian="32pt" style:font-size-complex="32pt"/>
    </style:style>
    <style:style style:name="T5" style:family="text">
      <style:text-properties fo:font-family="Georgia" style:font-family-generic="roman" style:font-pitch="variable" fo:font-size="30pt" style:font-size-asian="30pt" style:font-size-complex="30pt"/>
    </style:style>
    <style:style style:name="T6" style:family="text">
      <style:text-properties fo:font-family="Georgia" style:font-family-generic="roman" style:font-pitch="variable" fo:font-size="26pt" style:font-size-asian="26pt" style:font-size-complex="26pt"/>
    </style:style>
    <style:style style:name="T7" style:family="text">
      <style:text-properties fo:font-family="Georgia" style:font-family-generic="roman" style:font-pitch="variable" fo:font-size="28pt" style:font-size-asian="28pt" style:font-size-complex="28pt"/>
    </style:style>
    <style:style style:name="T8" style:family="text">
      <style:text-properties fo:font-family="'Droid Serif'" style:font-family-generic="roman" style:font-pitch="variable" fo:font-size="88pt" style:font-size-asian="88pt" style:font-size-complex="88pt"/>
    </style:style>
    <style:style style:name="T9" style:family="text">
      <style:text-properties fo:font-family="'Droid Serif'" style:font-family-generic="roman" style:font-pitch="variable" fo:font-size="94pt" style:font-size-asian="94pt" style:font-size-complex="9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1.6cm" svg:height="68.933cm" svg:x="0cm" svg:y="12.34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1.369cm" svg:height="4.826cm" svg:x="1.046cm" svg:y="15.702cm">
          <text:p text:style-name="P1"><text:span text:style-name="T1">Intro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01.6cm" svg:height="14.986cm" svg:x="0cm" svg:y="0cm">
          <text:p text:style-name="P1"><text:span text:style-name="T1">Handwriting and Gestures in the Air, </text:span></text:p>
          <text:p text:style-name="P1"><text:span text:style-name="T1">Recognizing on the Fly</text:span></text:p>
          <text:p text:style-name="P1"><text:span text:style-name="T2"/></text:p>
          <text:p text:style-name="P1"><text:span text:style-name="T2">Sharad Vikram, Lei 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8.067cm" svg:height="25.781cm" svg:x="2.867cm" svg:y="21.482cm">
          <text:p text:style-name="P3"><text:span text:style-name="T3">Handwriting recognition is traditionally divided into offline and online recognition.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We present the idea of doing online recognition of letters in a realtime stream of 3D finger data.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8.404cm" svg:height="7.641cm" svg:x="1.281cm" svg:y="5.948cm">
          <draw:image xlink:href="Pictures/10000000000000F80000006745F867EA.png" xlink:type="simple" xlink:show="embed" xlink:actuate="onLoad">
            <text:p/>
          </draw:image>
        </draw:frame>
        <draw:frame draw:style-name="gr6" draw:text-style-name="P5" draw:layer="layout" svg:width="23.876cm" svg:height="2.028cm" svg:x="5.336cm" svg:y="37.885cm">
          <draw:text-box>
            <text:p text:style-name="P1"><text:span text:style-name="T4">Sample input stream of points in 3D and 2D</text:span></text:p>
          </draw:text-box>
        </draw:frame>
        <draw:custom-shape draw:style-name="gr4" draw:text-style-name="P4" draw:layer="layout" svg:width="28.956cm" svg:height="25.781cm" svg:x="35.957cm" svg:y="21.474cm">
          <text:p text:style-name="P3"><text:span text:style-name="T3">We are using the LEAP Motion, a commercial computer vision device, to obtain the data. It is a small hardware device with two cameras that tracks the precise location of fingers and other hand data.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7.938cm" svg:height="2.028cm" svg:x="41.612cm" svg:y="43.049cm">
          <draw:text-box>
            <text:p><text:span text:style-name="T4">Images of the LEAP Motion device</text:span></text:p>
          </draw:text-box>
        </draw:frame>
        <draw:frame draw:style-name="gr7" draw:text-style-name="P1" draw:layer="layout" svg:width="13.229cm" svg:height="9.922cm" svg:x="37.99cm" svg:y="32.163cm">
          <draw:image xlink:href="Pictures/1000000000000CC0000009903D570C04.jpg" xlink:type="simple" xlink:show="embed" xlink:actuate="onLoad">
            <text:p/>
          </draw:image>
        </draw:frame>
        <draw:frame draw:style-name="gr6" draw:text-style-name="P6" draw:layer="layout" svg:width="12.827cm" svg:height="2.028cm" svg:x="80.01cm" svg:y="45.878cm">
          <draw:text-box>
            <text:p><text:span text:style-name="T4">Image of LEAP Motion</text:span></text:p>
          </draw:text-box>
        </draw:frame>
        <draw:frame draw:style-name="gr7" draw:text-style-name="P1" draw:layer="layout" svg:width="17.305cm" svg:height="12.979cm" svg:x="77.089cm" svg:y="32.031cm">
          <draw:image xlink:href="Pictures/1000000000000CC0000009903D570C04.jpg" xlink:type="simple" xlink:show="embed" xlink:actuate="onLoad">
            <text:p/>
          </draw:image>
        </draw:frame>
        <draw:custom-shape draw:style-name="gr4" draw:text-style-name="P4" draw:layer="layout" svg:width="28.956cm" svg:height="25.781cm" svg:x="70.612cm" svg:y="21.49cm">
          <text:p text:style-name="P3"><text:span text:style-name="T3">We have written an application for the LEAP Motion that allows users to record their finger motions.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The application collects recordings of <text:s/>letters and words in the English language from several people to train and test on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.067cm" svg:height="25.781cm" svg:x="2.924cm" svg:y="53.769cm">
          <text:p text:style-name="P3"><text:span text:style-name="T3">We propose to use a dynamic time warping similarity search to identify characters in sequences. 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Recent optimizations in DTW similarity search make it possible to do this process in real time.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6.67cm" svg:height="2.825cm" svg:x="3.839cm" svg:y="70.017cm">
          <draw:text-box draw:corner-radius="0.305cm">
            <text:p text:style-name="P1"><text:span text:style-name="T4">DTW is better than <text:s/>Euclidean distance </text:span></text:p>
            <text:p text:style-name="P1"><text:span text:style-name="T4">as a similarity measure</text:span></text:p>
          </draw:text-box>
        </draw:frame>
        <draw:custom-shape draw:style-name="gr4" draw:text-style-name="P4" draw:layer="layout" svg:width="28.956cm" svg:height="25.781cm" svg:x="35.814cm" svg:y="53.696cm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We ran the algorithm across several words. Its runtime was about 1 second for the word “new.”</text:span></text:p>
          <text:p text:style-name="P3"><text:span text:style-name="T3"/></text:p>
          <text:p text:style-name="P3"><text:span text:style-name="T3">The algorithm's speed across different databases of characters and different time warping windows was also tested.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8.956cm" svg:height="25.764cm" svg:x="70.719cm" svg:y="53.611cm">
          <text:p text:style-name="P3"><text:span text:style-name="T3">The LEAP Motion is a brand new input device and has a lot of potential in the field of human computer interaction. </text:span></text:p>
          <text:p text:style-name="P3"><text:span text:style-name="T3"/></text:p>
          <text:p text:style-name="P3"><text:span text:style-name="T3">We are pursuing a way of replacing the mouse and keyboard entirely with the LEAP motion, in addition to other functions, such as browsing the Internet and controlling media.</text:span></text:p>
          <text:p text:style-name="P3"><text:span text:style-name="T5"/></text:p>
          <text:p text:style-name="P3"><text:span text:style-name="T6">References:</text:span></text:p>
          <text:p text:style-name="P3"><text:span text:style-name="T6">Asano, T., and Honda, S. Visual interface system by character handwriting gestures in the air.</text:span></text:p>
          <text:p text:style-name="P3"><text:span text:style-name="T6">Hammond, T., and Paulson, B. Recognizing sketchedmultistroke primitives.</text:span></text:p>
          <text:p text:style-name="P3"><text:span text:style-name="T6">Ishida, H., Takahashi, T., Ide, I., and Murase, H. Ahilbert warping method for handwriting gesture recognition.</text:span></text:p>
          <text:p text:style-name="P3"><text:span text:style-name="T6">Plamondon, R., and Srihari, S. Online and offlinehandwriting recognition: a comprehensive survey.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1.665cm" svg:height="11.53cm" svg:x="74.601cm" svg:y="27.348cm">
          <draw:image xlink:href="Pictures/10000201000006AB0000036BDAEA584D.png" xlink:type="simple" xlink:show="embed" xlink:actuate="onLoad">
            <text:p/>
          </draw:image>
        </draw:frame>
        <draw:frame draw:style-name="gr6" draw:text-style-name="P6" draw:layer="layout" svg:width="23.876cm" svg:height="2.028cm" svg:x="73.706cm" svg:y="39.252cm">
          <draw:text-box>
            <text:p><text:span text:style-name="T4">Sample input stream of points projected to 2D</text:span></text:p>
          </draw:text-box>
        </draw:frame>
        <draw:custom-shape draw:style-name="gr9" draw:text-style-name="P1" draw:layer="layout" svg:width="26.162cm" svg:height="9.162cm" svg:x="3.939cm" svg:y="60.492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11.385cm" svg:height="8.539cm" svg:x="4.732cm" svg:y="60.786cm">
          <draw:image xlink:href="Pictures/100000000000032000000258C946E057.png" xlink:type="simple" xlink:show="embed" xlink:actuate="onLoad">
            <text:p/>
          </draw:image>
        </draw:frame>
        <draw:frame draw:style-name="gr10" draw:text-style-name="P1" draw:layer="layout" svg:width="11.421cm" svg:height="8.565cm" svg:x="18.011cm" svg:y="60.805cm">
          <draw:image xlink:href="Pictures/10000000000003200000025855922846.png" xlink:type="simple" xlink:show="embed" xlink:actuate="onLoad">
            <text:p/>
          </draw:image>
        </draw:frame>
        <draw:frame draw:style-name="gr11" draw:text-style-name="P7" draw:layer="layout" svg:width="4.63cm" svg:height="1.373cm" svg:x="96.701cm" svg:y="79.637cm">
          <draw:text-box>
            <text:p><text:span text:style-name="T7">Chi, 2013</text:span></text:p>
          </draw:text-box>
        </draw:frame>
        <draw:frame draw:style-name="gr12" draw:text-style-name="P1" draw:layer="layout" svg:width="7.69cm" svg:height="8.079cm" svg:x="56.099cm" svg:y="55.223cm">
          <draw:image xlink:href="Pictures/10000201000006AB0000036B06F7B6EC.png" xlink:type="simple" xlink:show="embed" xlink:actuate="onLoad">
            <text:p/>
          </draw:image>
        </draw:frame>
        <draw:frame draw:style-name="gr13" draw:text-style-name="P1" draw:layer="layout" svg:width="8.3cm" svg:height="8.082cm" svg:x="37.592cm" svg:y="55.22cm">
          <draw:image xlink:href="Pictures/10000201000006AB0000036BE93C6018.png" xlink:type="simple" xlink:show="embed" xlink:actuate="onLoad">
            <text:p/>
          </draw:image>
        </draw:frame>
        <draw:frame draw:style-name="gr6" draw:text-style-name="P6" draw:layer="layout" svg:width="28.194cm" svg:height="2.825cm" svg:x="36.749cm" svg:y="63.935cm">
          <draw:text-box>
            <text:p><text:span text:style-name="T4">Matches of 'n,' 'e,' and 'w' using the similarity search algorithm (green is candidate, blue is match)</text:span></text:p>
          </draw:text-box>
        </draw:frame>
        <draw:custom-shape draw:style-name="gr2" draw:text-style-name="P2" draw:layer="layout" svg:width="31.369cm" svg:height="4.826cm" svg:x="34.663cm" svg:y="15.775cm">
          <text:p text:style-name="P1"><text:span text:style-name="T1">Tracking Fingers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1.369cm" svg:height="4.826cm" svg:x="69.215cm" svg:y="15.775cm">
          <text:p text:style-name="P1"><text:span text:style-name="T1">Experi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31.369cm" svg:height="4.826cm" svg:x="1.047cm" svg:y="47.961cm">
          <text:p text:style-name="P1"><text:span text:style-name="T8">Proposed Algorith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31.369cm" svg:height="4.826cm" svg:x="34.631cm" svg:y="47.961cm">
          <text:p text:style-name="P1"><text:span text:style-name="T9">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9" draw:layer="layout" svg:width="31.369cm" svg:height="4.826cm" svg:x="69.226cm" svg:y="47.961cm">
          <text:p text:style-name="P1"><text:span text:style-name="T9">Future 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" draw:layer="layout" svg:width="8.939cm" svg:height="9.915cm" svg:x="53.407cm" svg:y="32.08cm">
          <draw:image xlink:href="Pictures/100002010000055200000296B92635D3.png" xlink:type="simple" xlink:show="embed" xlink:actuate="onLoad">
            <text:p text:style-name="P1">a</text:p>
          </draw:image>
        </draw:frame>
        <draw:frame draw:style-name="gr15" draw:text-style-name="P1" draw:layer="layout" svg:width="9.14cm" svg:height="8.298cm" svg:x="4.878cm" svg:y="28.383cm">
          <draw:image xlink:href="Pictures/10000201000005550000029B6856C4EF.png" xlink:type="simple" xlink:show="embed" xlink:actuate="onLoad">
            <text:p/>
          </draw:image>
        </draw:frame>
        <draw:frame draw:style-name="gr16" draw:text-style-name="P1" draw:layer="layout" svg:width="9.274cm" svg:height="8.094cm" svg:x="46.355cm" svg:y="55.194cm">
          <draw:image xlink:href="Pictures/10000201000006AB0000036BA4C88A80.png" xlink:type="simple" xlink:show="embed" xlink:actuate="onLoad">
            <text:p/>
          </draw:image>
        </draw:frame>
        <draw:frame draw:style-name="gr17" draw:text-style-name="P1" draw:layer="layout" svg:width="12.587cm" svg:height="8.278cm" svg:x="15.695cm" svg:y="28.403cm">
          <draw:image xlink:href="Pictures/10000201000005550000029BA2656F8D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Blue-ish" draw:style="linear" draw:start-color="#cfe7e5" draw:end-color="#99ccff" draw:start-intensity="100%" draw:end-intensity="100%" draw:angle="0" draw:border="0%"/>
    <draw:gradient draw:name="Gradient_20_7" draw:display-name="Gradient 7" draw:style="linear" draw:start-color="#99ccff" draw:end-color="#00b8ff" draw:start-intensity="100%" draw:end-intensity="100%" draw:angle="0" draw:border="45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1.6cm" fo:page-height="81.2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arad Vikram</meta:initial-creator>
    <meta:creation-date>2013-01-08T20:55:55</meta:creation-date>
    <dc:date>2013-01-09T15:59:45</dc:date>
    <dc:creator>Sharad Vikram</dc:creator>
    <meta:editing-duration>PT2H53M16S</meta:editing-duration>
    <meta:editing-cycles>25</meta:editing-cycles>
    <meta:generator>LibreOffice/3.4$Unix LibreOffice_project/340m1$Build-402</meta:generator>
    <meta:document-statistic meta:object-count="34"/>
  </office:meta>
</office:document-meta>
</file>